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2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7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18cm"/>
      <style:paragraph-properties style:writing-mode="lr-tb"/>
    </style:style>
    <style:style style:name="gr6" style:family="graphic" style:parent-style-name="standard">
      <style:graphic-properties svg:stroke-color="#999999" draw:fill-color="#cccccc" draw:textarea-horizontal-align="justify" draw:textarea-vertical-align="middle" draw:auto-grow-height="false" fo:min-height="0.648cm" fo:min-width="0.3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1cm"/>
      <style:paragraph-properties style:writing-mode="lr-tb"/>
    </style:style>
    <style:style style:name="gr8" style:family="graphic" style:parent-style-name="standard">
      <style:graphic-properties svg:stroke-color="#cccccc" draw:fill-color="#cccccc" draw:textarea-horizontal-align="justify" draw:textarea-vertical-align="middle" draw:auto-grow-height="false" fo:min-height="0.385cm" fo:min-width="4.2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935cm"/>
      <style:paragraph-properties style:writing-mode="lr-tb"/>
    </style:style>
    <style:style style:name="gr10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62cm"/>
      <style:paragraph-properties style:writing-mode="lr-tb"/>
    </style:style>
    <style:style style:name="gr12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17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827cm" svg:y1="4.81cm" svg:x2="17.827cm" svg:y2="11.477cm">
          <text:p/>
        </draw:line>
        <draw:line draw:style-name="gr2" draw:text-style-name="P1" draw:layer="layout" svg:x1="3.857cm" svg:y1="4.81cm" svg:x2="3.857cm" svg:y2="7.032cm">
          <text:p/>
        </draw:line>
        <draw:frame draw:style-name="gr3" draw:text-style-name="P2" draw:layer="layout" svg:width="1.471cm" svg:height="0.725cm" svg:x="13.338cm" svg:y="1.141cm">
          <draw:text-box>
            <text:p><text:span text:style-name="T1">A3</text:span></text:p>
          </draw:text-box>
        </draw:frame>
        <draw:frame draw:style-name="gr4" draw:text-style-name="P2" draw:layer="layout" svg:width="1.442cm" svg:height="0.725cm" svg:x="17.039cm" svg:y="1.142cm">
          <draw:text-box>
            <text:p><text:span text:style-name="T1">Paul</text:span></text:p>
          </draw:text-box>
        </draw:frame>
        <draw:frame draw:style-name="gr5" draw:text-style-name="P2" draw:layer="layout" svg:width="1.518cm" svg:height="0.725cm" svg:x="2.938cm" svg:y="1.141cm">
          <draw:text-box>
            <text:p><text:span text:style-name="T1">Peter</text:span></text:p>
          </draw:text-box>
        </draw:frame>
        <draw:custom-shape draw:style-name="gr6" draw:text-style-name="P3" xml:id="id1" draw:id="id1" draw:layer="layout" svg:width="1.27cm" svg:height="1.27cm" svg:x="7.115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281cm" svg:height="0.645cm" svg:x="7.215cm" svg:y="2.287cm">
          <draw:text-box>
            <text:p><text:span text:style-name="T2">$10</text:span></text:p>
          </draw:text-box>
        </draw:frame>
        <draw:custom-shape draw:style-name="gr8" draw:text-style-name="P3" xml:id="id6" draw:id="id6" draw:layer="layout" svg:width="4.763cm" svg:height="0.635cm" svg:x="1.634cm" svg:y="4.25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4.435cm" svg:height="0.645cm" svg:x="1.652cm" svg:y="4.24cm">
          <draw:text-box>
            <text:p><text:span text:style-name="T2">Calculate Difference: $10</text:span></text:p>
          </draw:text-box>
        </draw:frame>
        <draw:frame draw:style-name="gr3" draw:text-style-name="P2" draw:layer="layout" svg:width="1.471cm" svg:height="0.725cm" svg:x="10.339cm" svg:y="1.142cm">
          <draw:text-box>
            <text:p><text:span text:style-name="T1">A2</text:span></text:p>
          </draw:text-box>
        </draw:frame>
        <draw:frame draw:style-name="gr3" draw:text-style-name="P2" draw:layer="layout" svg:width="1.471cm" svg:height="0.725cm" svg:x="7.24cm" svg:y="1.143cm">
          <draw:text-box>
            <text:p><text:span text:style-name="T1">A1</text:span></text:p>
          </draw:text-box>
        </draw:frame>
        <draw:custom-shape draw:style-name="gr6" draw:text-style-name="P3" xml:id="id8" draw:id="id8" draw:layer="layout" svg:width="1.27cm" svg:height="1.27cm" svg:x="10.215cm" svg:y="1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xml:id="id5" draw:id="id5" draw:layer="layout" svg:width="1.281cm" svg:height="0.645cm" svg:x="10.215cm" svg:y="2.288cm">
          <draw:text-box>
            <text:p><text:span text:style-name="T2">$20</text:span></text:p>
          </draw:text-box>
        </draw:frame>
        <draw:custom-shape draw:style-name="gr6" draw:text-style-name="P3" xml:id="id7" draw:id="id7" draw:layer="layout" svg:width="1.27cm" svg:height="1.27cm" svg:x="13.254cm" svg:y="1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281cm" svg:height="0.645cm" svg:x="13.254cm" svg:y="2.288cm">
          <draw:text-box>
            <text:p><text:span text:style-name="T2">$30</text:span></text:p>
          </draw:text-box>
        </draw:frame>
        <draw:custom-shape draw:style-name="gr8" draw:text-style-name="P3" draw:layer="layout" svg:width="4.763cm" svg:height="0.635cm" svg:x="15.534cm" svg:y="4.251cm">
          <text:p/>
          <draw:enhanced-geometry svg:viewBox="0 0 21600 21600" draw:type="rectangle" draw:enhanced-path="M 0 0 L 21600 0 21600 21600 0 21600 0 0 Z N"/>
        </draw:custom-shape>
        <draw:frame draw:style-name="gr9" draw:text-style-name="P4" xml:id="id2" draw:id="id2" draw:layer="layout" svg:width="4.435cm" svg:height="0.645cm" svg:x="15.552cm" svg:y="4.241cm">
          <draw:text-box>
            <text:p><text:span text:style-name="T2">Calculate Difference: $10</text:span></text:p>
          </draw:text-box>
        </draw:frame>
        <draw:connector draw:style-name="gr10" draw:text-style-name="P1" draw:layer="layout" draw:type="curve" svg:x1="7.75cm" svg:y1="3.222cm" svg:x2="15.552cm" svg:y2="4.563cm" draw:start-shape="id1" draw:start-glue-point="8" draw:end-shape="id2" draw:end-glue-point="3" svg:d="M7750 3222c0 894 2600 1341 7802 1341" svg:viewBox="0 0 7803 1342">
          <text:p/>
        </draw:connector>
        <draw:custom-shape draw:style-name="gr8" draw:text-style-name="P3" draw:layer="layout" svg:width="4.763cm" svg:height="0.635cm" svg:x="15.534cm" svg:y="11.477cm">
          <text:p/>
          <draw:enhanced-geometry svg:viewBox="0 0 21600 21600" draw:type="rectangle" draw:enhanced-path="M 0 0 L 21600 0 21600 21600 0 21600 0 0 Z N"/>
        </draw:custom-shape>
        <draw:frame draw:style-name="gr11" draw:text-style-name="P4" xml:id="id10" draw:id="id10" draw:layer="layout" svg:width="4.862cm" svg:height="0.645cm" svg:x="15.552cm" svg:y="11.467cm">
          <draw:text-box>
            <text:p><text:span text:style-name="T2">Complete Exchange: A1, A2</text:span></text:p>
          </draw:text-box>
        </draw:frame>
        <draw:custom-shape draw:style-name="gr8" draw:text-style-name="P3" draw:layer="layout" svg:width="4.763cm" svg:height="0.635cm" svg:x="1.633cm" svg:y="7.053cm">
          <text:p/>
          <draw:enhanced-geometry svg:viewBox="0 0 21600 21600" draw:type="rectangle" draw:enhanced-path="M 0 0 L 21600 0 21600 21600 0 21600 0 0 Z N"/>
        </draw:custom-shape>
        <draw:frame draw:style-name="gr11" draw:text-style-name="P4" xml:id="id3" draw:id="id3" draw:layer="layout" svg:width="4.862cm" svg:height="0.645cm" svg:x="1.651cm" svg:y="7.043cm">
          <draw:text-box>
            <text:p><text:span text:style-name="T2">Complete Exchange: A2, A3</text:span></text:p>
          </draw:text-box>
        </draw:frame>
        <draw:custom-shape draw:style-name="gr6" draw:text-style-name="P3" xml:id="id4" draw:id="id4" draw:layer="layout" svg:width="1.27cm" svg:height="1.27cm" svg:x="10.254cm" svg:y="9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281cm" svg:height="0.645cm" svg:x="10.254cm" svg:y="9.39cm">
          <draw:text-box>
            <text:p><text:span text:style-name="T2">$30</text:span></text:p>
          </draw:text-box>
        </draw:frame>
        <draw:custom-shape draw:style-name="gr6" draw:text-style-name="P3" xml:id="id9" draw:id="id9" draw:layer="layout" svg:width="1.27cm" svg:height="1.27cm" svg:x="13.315cm" svg:y="9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281cm" svg:height="0.645cm" svg:x="13.415cm" svg:y="9.389cm">
          <draw:text-box>
            <text:p><text:span text:style-name="T2">$20</text:span></text:p>
          </draw:text-box>
        </draw:frame>
        <draw:connector draw:style-name="gr12" draw:text-style-name="P1" draw:layer="layout" draw:type="curve" svg:x1="6.513cm" svg:y1="7.365cm" svg:x2="10.889cm" svg:y2="9.055cm" draw:start-shape="id3" draw:start-glue-point="1" draw:end-shape="id4" draw:end-glue-point="4" svg:d="M6513 7365c2918 0 4376 563 4376 1690" svg:viewBox="0 0 4377 1691">
          <text:p/>
        </draw:connector>
        <draw:connector draw:style-name="gr13" draw:text-style-name="P1" draw:layer="layout" draw:type="curve" svg:x1="10.215cm" svg:y1="2.61cm" svg:x2="6.397cm" svg:y2="4.567cm" draw:start-shape="id5" draw:start-glue-point="3" draw:end-shape="id6" draw:end-glue-point="1" svg:d="M10215 2610c-2863 0-955 1957-3818 1957" svg:viewBox="0 0 3819 1958">
          <text:p/>
        </draw:connector>
        <draw:connector draw:style-name="gr14" draw:text-style-name="P1" draw:layer="layout" draw:type="curve" svg:x1="13.889cm" svg:y1="3.223cm" svg:x2="6.397cm" svg:y2="4.567cm" draw:start-shape="id7" draw:start-glue-point="8" draw:end-shape="id6" draw:end-glue-point="1" svg:d="M13889 3223c0 896-2497 1344-7492 1344" svg:viewBox="0 0 7493 1345">
          <text:p/>
        </draw:connector>
        <draw:connector draw:style-name="gr15" draw:text-style-name="P1" draw:layer="layout" draw:type="curve" svg:x1="10.85cm" svg:y1="3.223cm" svg:x2="15.552cm" svg:y2="4.563cm" draw:start-shape="id8" draw:start-glue-point="8" draw:end-shape="id2" draw:end-glue-point="3" svg:d="M10850 3223c0 894 1567 1340 4702 1340" svg:viewBox="0 0 4703 1341">
          <text:p/>
        </draw:connector>
        <draw:connector draw:style-name="gr16" draw:text-style-name="P1" draw:layer="layout" draw:type="curve" svg:x1="6.513cm" svg:y1="7.365cm" svg:x2="13.95cm" svg:y2="9.054cm" draw:start-shape="id3" draw:start-glue-point="1" draw:end-shape="id9" draw:end-glue-point="4" svg:d="M6513 7365c4958 0 7437 563 7437 1689" svg:viewBox="0 0 7438 1690">
          <text:p/>
        </draw:connector>
        <draw:custom-shape draw:style-name="gr6" draw:text-style-name="P3" xml:id="id11" draw:id="id11" draw:layer="layout" svg:width="1.27cm" svg:height="1.27cm" svg:x="7.154cm" svg:y="13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281cm" svg:height="0.645cm" svg:x="7.154cm" svg:y="14.191cm">
          <draw:text-box>
            <text:p><text:span text:style-name="T2">$20</text:span></text:p>
          </draw:text-box>
        </draw:frame>
        <draw:custom-shape draw:style-name="gr6" draw:text-style-name="P3" xml:id="id12" draw:id="id12" draw:layer="layout" svg:width="1.27cm" svg:height="1.27cm" svg:x="10.254cm" svg:y="13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281cm" svg:height="0.645cm" svg:x="10.254cm" svg:y="14.192cm">
          <draw:text-box>
            <text:p><text:span text:style-name="T2">$10</text:span></text:p>
          </draw:text-box>
        </draw:frame>
        <draw:connector draw:style-name="gr17" draw:text-style-name="P1" draw:layer="layout" draw:type="curve" svg:x1="15.552cm" svg:y1="11.789cm" svg:x2="7.789cm" svg:y2="13.856cm" draw:start-shape="id10" draw:start-glue-point="3" draw:end-shape="id11" draw:end-glue-point="4" svg:d="M15552 11789c-5176 0-7763 689-7763 2067" svg:viewBox="0 0 7764 2068">
          <text:p/>
        </draw:connector>
        <draw:connector draw:style-name="gr18" draw:text-style-name="P1" draw:layer="layout" draw:type="curve" svg:x1="15.552cm" svg:y1="11.789cm" svg:x2="10.889cm" svg:y2="13.857cm" draw:start-shape="id10" draw:start-glue-point="3" draw:end-shape="id12" draw:end-glue-point="4" svg:d="M15552 11789c-3109 0-4663 689-4663 2068" svg:viewBox="0 0 4664 206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22:25:16.475601906</meta:creation-date>
    <dc:date>2024-01-17T18:54:10.572957992</dc:date>
    <meta:editing-duration>PT41M18S</meta:editing-duration>
    <meta:editing-cycles>6</meta:editing-cycles>
    <meta:generator>LibreOffice/7.4.7.2$Linux_X86_64 LibreOffice_project/40$Build-2</meta:generator>
    <meta:document-statistic meta:object-count="37"/>
  </office:meta>
</office:document-meta>
</file>